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2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7802" calcext:value-type="float">
            <text:p><text:s text:c="3"/>77,802</text:p>
          </table:table-cell>
          <table:table-cell table:style-name="ce25" office:value-type="float" office:value="5958" calcext:value-type="float">
            <text:p><text:s text:c="3"/>5,958</text:p>
          </table:table-cell>
          <table:table-cell table:style-name="ce25" office:value-type="float" office:value="6570" calcext:value-type="float">
            <text:p><text:s text:c="3"/>6,570</text:p>
          </table:table-cell>
          <table:table-cell table:style-name="ce25" office:value-type="float" office:value="6089" calcext:value-type="float">
            <text:p><text:s text:c="3"/>6,089</text:p>
          </table:table-cell>
          <table:table-cell table:style-name="ce25" office:value-type="float" office:value="3151" calcext:value-type="float">
            <text:p><text:s text:c="3"/>3,151</text:p>
          </table:table-cell>
          <table:table-cell table:style-name="ce25" office:value-type="float" office:value="2657" calcext:value-type="float">
            <text:p><text:s text:c="3"/>2,657</text:p>
          </table:table-cell>
          <table:table-cell table:style-name="ce25" office:value-type="float" office:value="1588" calcext:value-type="float">
            <text:p><text:s text:c="3"/>1,588</text:p>
          </table:table-cell>
          <table:table-cell table:style-name="ce25" office:value-type="float" office:value="2634" calcext:value-type="float">
            <text:p><text:s text:c="3"/>2,634</text:p>
          </table:table-cell>
          <table:table-cell table:style-name="ce25" office:value-type="float" office:value="7865" calcext:value-type="float">
            <text:p><text:s text:c="3"/>7,865</text:p>
          </table:table-cell>
          <table:table-cell table:style-name="ce25" office:value-type="float" office:value="508" calcext:value-type="float">
            <text:p><text:s text:c="3"/>508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559" calcext:value-type="float">
            <text:p><text:s text:c="3"/>3,559</text:p>
          </table:table-cell>
          <table:table-cell table:style-name="ce25" office:value-type="float" office:value="36013" calcext:value-type="float">
            <text:p><text:s text:c="3"/>36,013</text:p>
          </table:table-cell>
          <table:table-cell table:style-name="ce25" office:value-type="float" office:value="1198" calcext:value-type="float">
            <text:p><text:s text:c="3"/>1,198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71783" calcext:value-type="float">
            <text:p><text:s text:c="3"/>71,783</text:p>
          </table:table-cell>
          <table:table-cell table:style-name="ce25" office:value-type="float" office:value="1109" calcext:value-type="float">
            <text:p><text:s text:c="3"/>1,109</text:p>
          </table:table-cell>
          <table:table-cell table:style-name="ce25" office:value-type="float" office:value="7360" calcext:value-type="float">
            <text:p><text:s text:c="3"/>7,360</text:p>
          </table:table-cell>
          <table:table-cell table:style-name="ce25" office:value-type="float" office:value="4342" calcext:value-type="float">
            <text:p><text:s text:c="3"/>4,342</text:p>
          </table:table-cell>
          <table:table-cell table:style-name="ce25" office:value-type="float" office:value="3828" calcext:value-type="float">
            <text:p><text:s text:c="3"/>3,828</text:p>
          </table:table-cell>
          <table:table-cell table:style-name="ce25" office:value-type="float" office:value="3717" calcext:value-type="float">
            <text:p><text:s text:c="3"/>3,717</text:p>
          </table:table-cell>
          <table:table-cell table:style-name="ce25" office:value-type="float" office:value="2159" calcext:value-type="float">
            <text:p><text:s text:c="3"/>2,159</text:p>
          </table:table-cell>
          <table:table-cell table:style-name="ce25" office:value-type="float" office:value="2528" calcext:value-type="float">
            <text:p><text:s text:c="3"/>2,528</text:p>
          </table:table-cell>
          <table:table-cell table:style-name="ce25" office:value-type="float" office:value="6715" calcext:value-type="float">
            <text:p><text:s text:c="3"/>6,715</text:p>
          </table:table-cell>
          <table:table-cell table:style-name="ce25" office:value-type="float" office:value="413" calcext:value-type="float">
            <text:p><text:s text:c="3"/>413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559" calcext:value-type="float">
            <text:p><text:s text:c="3"/>3,559</text:p>
          </table:table-cell>
          <table:table-cell table:style-name="ce25" office:value-type="float" office:value="36013" calcext:value-type="float">
            <text:p><text:s text:c="3"/>36,013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9" office:value-type="float" office:value="6019" calcext:value-type="float">
            <text:p><text:s text:c="3"/>6,01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6238" calcext:value-type="float">
            <text:p><text:s text:c="3"/>36,238</text:p>
          </table:table-cell>
          <table:table-cell table:style-name="ce25" office:value-type="float" office:value="2881" calcext:value-type="float">
            <text:p><text:s text:c="3"/>2,881</text:p>
          </table:table-cell>
          <table:table-cell table:style-name="ce25" office:value-type="float" office:value="3045" calcext:value-type="float">
            <text:p><text:s text:c="3"/>3,045</text:p>
          </table:table-cell>
          <table:table-cell table:style-name="ce25" office:value-type="float" office:value="2945" calcext:value-type="float">
            <text:p><text:s text:c="3"/>2,945</text:p>
          </table:table-cell>
          <table:table-cell table:style-name="ce25" office:value-type="float" office:value="1505" calcext:value-type="float">
            <text:p><text:s text:c="3"/>1,505</text:p>
          </table:table-cell>
          <table:table-cell table:style-name="ce25" office:value-type="float" office:value="1235" calcext:value-type="float">
            <text:p><text:s text:c="3"/>1,235</text:p>
          </table:table-cell>
          <table:table-cell table:style-name="ce25" office:value-type="float" office:value="691" calcext:value-type="float">
            <text:p><text:s text:c="3"/>691</text:p>
          </table:table-cell>
          <table:table-cell table:style-name="ce25" office:value-type="float" office:value="1237" calcext:value-type="float">
            <text:p><text:s text:c="3"/>1,237</text:p>
          </table:table-cell>
          <table:table-cell table:style-name="ce25" office:value-type="float" office:value="3756" calcext:value-type="float">
            <text:p><text:s text:c="3"/>3,756</text:p>
          </table:table-cell>
          <table:table-cell table:style-name="ce25" office:value-type="float" office:value="280" calcext:value-type="float">
            <text:p><text:s text:c="3"/>28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14" calcext:value-type="float">
            <text:p><text:s text:c="3"/>1,614</text:p>
          </table:table-cell>
          <table:table-cell table:style-name="ce25" office:value-type="float" office:value="16595" calcext:value-type="float">
            <text:p><text:s text:c="3"/>16,595</text:p>
          </table:table-cell>
          <table:table-cell table:style-name="ce25" office:value-type="float" office:value="447" calcext:value-type="float">
            <text:p><text:s text:c="3"/>447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33446" calcext:value-type="float">
            <text:p><text:s text:c="3"/>33,446</text:p>
          </table:table-cell>
          <table:table-cell table:style-name="ce25" office:value-type="float" office:value="529" calcext:value-type="float">
            <text:p><text:s text:c="3"/>529</text:p>
          </table:table-cell>
          <table:table-cell table:style-name="ce25" office:value-type="float" office:value="3494" calcext:value-type="float">
            <text:p><text:s text:c="3"/>3,494</text:p>
          </table:table-cell>
          <table:table-cell table:style-name="ce25" office:value-type="float" office:value="1944" calcext:value-type="float">
            <text:p><text:s text:c="3"/>1,944</text:p>
          </table:table-cell>
          <table:table-cell table:style-name="ce25" office:value-type="float" office:value="1820" calcext:value-type="float">
            <text:p><text:s text:c="3"/>1,820</text:p>
          </table:table-cell>
          <table:table-cell table:style-name="ce25" office:value-type="float" office:value="1756" calcext:value-type="float">
            <text:p><text:s text:c="3"/>1,756</text:p>
          </table:table-cell>
          <table:table-cell table:style-name="ce25" office:value-type="float" office:value="1027" calcext:value-type="float">
            <text:p><text:s text:c="3"/>1,027</text:p>
          </table:table-cell>
          <table:table-cell table:style-name="ce25" office:value-type="float" office:value="1179" calcext:value-type="float">
            <text:p><text:s text:c="3"/>1,179</text:p>
          </table:table-cell>
          <table:table-cell table:style-name="ce25" office:value-type="float" office:value="3252" calcext:value-type="float">
            <text:p><text:s text:c="3"/>3,252</text:p>
          </table:table-cell>
          <table:table-cell table:style-name="ce25" office:value-type="float" office:value="222" calcext:value-type="float">
            <text:p><text:s text:c="3"/>22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14" calcext:value-type="float">
            <text:p><text:s text:c="3"/>1,614</text:p>
          </table:table-cell>
          <table:table-cell table:style-name="ce25" office:value-type="float" office:value="16595" calcext:value-type="float">
            <text:p><text:s text:c="3"/>16,595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3" office:value-type="float" office:value="2792" calcext:value-type="float">
            <text:p><text:s text:c="3"/>2,79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1564" calcext:value-type="float">
            <text:p><text:s text:c="3"/>41,564</text:p>
          </table:table-cell>
          <table:table-cell table:style-name="ce25" office:value-type="float" office:value="3077" calcext:value-type="float">
            <text:p><text:s text:c="3"/>3,077</text:p>
          </table:table-cell>
          <table:table-cell table:style-name="ce25" office:value-type="float" office:value="3525" calcext:value-type="float">
            <text:p><text:s text:c="3"/>3,525</text:p>
          </table:table-cell>
          <table:table-cell table:style-name="ce25" office:value-type="float" office:value="3144" calcext:value-type="float">
            <text:p><text:s text:c="3"/>3,144</text:p>
          </table:table-cell>
          <table:table-cell table:style-name="ce25" office:value-type="float" office:value="1646" calcext:value-type="float">
            <text:p><text:s text:c="3"/>1,646</text:p>
          </table:table-cell>
          <table:table-cell table:style-name="ce25" office:value-type="float" office:value="1422" calcext:value-type="float">
            <text:p><text:s text:c="3"/>1,422</text:p>
          </table:table-cell>
          <table:table-cell table:style-name="ce25" office:value-type="float" office:value="897" calcext:value-type="float">
            <text:p><text:s text:c="3"/>897</text:p>
          </table:table-cell>
          <table:table-cell table:style-name="ce25" office:value-type="float" office:value="1397" calcext:value-type="float">
            <text:p><text:s text:c="3"/>1,397</text:p>
          </table:table-cell>
          <table:table-cell table:style-name="ce25" office:value-type="float" office:value="4109" calcext:value-type="float">
            <text:p><text:s text:c="3"/>4,109</text:p>
          </table:table-cell>
          <table:table-cell table:style-name="ce25" office:value-type="float" office:value="228" calcext:value-type="float">
            <text:p><text:s text:c="3"/>22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45" calcext:value-type="float">
            <text:p><text:s text:c="3"/>1,945</text:p>
          </table:table-cell>
          <table:table-cell table:style-name="ce25" office:value-type="float" office:value="19418" calcext:value-type="float">
            <text:p><text:s text:c="3"/>19,418</text:p>
          </table:table-cell>
          <table:table-cell table:style-name="ce25" office:value-type="float" office:value="751" calcext:value-type="float">
            <text:p><text:s text:c="3"/>751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38337" calcext:value-type="float">
            <text:p><text:s text:c="3"/>38,337</text:p>
          </table:table-cell>
          <table:table-cell table:style-name="ce25" office:value-type="float" office:value="580" calcext:value-type="float">
            <text:p><text:s text:c="3"/>580</text:p>
          </table:table-cell>
          <table:table-cell table:style-name="ce25" office:value-type="float" office:value="3866" calcext:value-type="float">
            <text:p><text:s text:c="3"/>3,866</text:p>
          </table:table-cell>
          <table:table-cell table:style-name="ce25" office:value-type="float" office:value="2398" calcext:value-type="float">
            <text:p><text:s text:c="3"/>2,398</text:p>
          </table:table-cell>
          <table:table-cell table:style-name="ce25" office:value-type="float" office:value="2008" calcext:value-type="float">
            <text:p><text:s text:c="3"/>2,008</text:p>
          </table:table-cell>
          <table:table-cell table:style-name="ce25" office:value-type="float" office:value="1961" calcext:value-type="float">
            <text:p><text:s text:c="3"/>1,961</text:p>
          </table:table-cell>
          <table:table-cell table:style-name="ce25" office:value-type="float" office:value="1132" calcext:value-type="float">
            <text:p><text:s text:c="3"/>1,132</text:p>
          </table:table-cell>
          <table:table-cell table:style-name="ce25" office:value-type="float" office:value="1349" calcext:value-type="float">
            <text:p><text:s text:c="3"/>1,349</text:p>
          </table:table-cell>
          <table:table-cell table:style-name="ce25" office:value-type="float" office:value="3463" calcext:value-type="float">
            <text:p><text:s text:c="3"/>3,463</text:p>
          </table:table-cell>
          <table:table-cell table:style-name="ce25" office:value-type="float" office:value="191" calcext:value-type="float">
            <text:p><text:s text:c="3"/>19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45" calcext:value-type="float">
            <text:p><text:s text:c="3"/>1,945</text:p>
          </table:table-cell>
          <table:table-cell table:style-name="ce25" office:value-type="float" office:value="19418" calcext:value-type="float">
            <text:p><text:s text:c="3"/>19,418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3227" calcext:value-type="float">
            <text:p><text:s text:c="3"/>3,22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984" calcext:value-type="float">
            <text:p>13,984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871" calcext:value-type="float">
            <text:p>3,871</text:p>
          </table:table-cell>
          <table:table-cell table:style-name="ce26" office:value-type="float" office:value="1045" calcext:value-type="float">
            <text:p>1,045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1544" calcext:value-type="float">
            <text:p>1,544</text:p>
          </table:table-cell>
          <table:table-cell table:style-name="ce26" office:value-type="float" office:value="131" calcext:value-type="float">
            <text:p>1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49" calcext:value-type="float">
            <text:p>5,049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881" calcext:value-type="float">
            <text:p>11,881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18" calcext:value-type="float">
            <text:p>2,518</text:p>
          </table:table-cell>
          <table:table-cell table:style-name="ce26" office:value-type="float" office:value="1498" calcext:value-type="float">
            <text:p>1,498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583" calcext:value-type="float">
            <text:p>1,583</text:p>
          </table:table-cell>
          <table:table-cell table:style-name="ce26" office:value-type="float" office:value="92" calcext:value-type="float">
            <text:p>9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49" calcext:value-type="float">
            <text:p>5,04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103" calcext:value-type="float">
            <text:p>2,10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594" calcext:value-type="float">
            <text:p>6,594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66" calcext:value-type="float">
            <text:p>1,866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735" calcext:value-type="float">
            <text:p>735</text:p>
          </table:table-cell>
          <table:table-cell table:style-name="ce27" office:value-type="float" office:value="68" calcext:value-type="float">
            <text:p>6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39" calcext:value-type="float">
            <text:p>2,33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520" calcext:value-type="float">
            <text:p>5,520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768" calcext:value-type="float">
            <text:p>768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39" calcext:value-type="float">
            <text:p>2,339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1074" calcext:value-type="float">
            <text:p>1,07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390" calcext:value-type="float">
            <text:p>7,390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361" calcext:value-type="float">
            <text:p>6,36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029" calcext:value-type="float">
            <text:p>1,02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494" calcext:value-type="float">
            <text:p>9,494</text:p>
          </table:table-cell>
          <table:table-cell table:style-name="ce26" office:value-type="float" office:value="1415" calcext:value-type="float">
            <text:p>1,415</text:p>
          </table:table-cell>
          <table:table-cell table:style-name="ce26" office:value-type="float" office:value="2518" calcext:value-type="float">
            <text:p>2,51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91" calcext:value-type="float">
            <text:p>3,491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846" calcext:value-type="float">
            <text:p>9,84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3871" calcext:value-type="float">
            <text:p>3,87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91" calcext:value-type="float">
            <text:p>3,49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352" calcext:value-type="float">
            <text:p><text:s/>－35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91" calcext:value-type="float">
            <text:p>4,291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94" calcext:value-type="float">
            <text:p>1,594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664" calcext:value-type="float">
            <text:p>4,664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866" calcext:value-type="float">
            <text:p>1,8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94" calcext:value-type="float">
            <text:p>1,59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373" calcext:value-type="float">
            <text:p><text:s/>－37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82" calcext:value-type="float">
            <text:p>5,18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21" calcext:value-type="float">
            <text:p>2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084" calcext:value-type="float">
            <text:p>8,084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1498" calcext:value-type="float">
            <text:p>1,498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29" calcext:value-type="float">
            <text:p>3,629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884" calcext:value-type="float">
            <text:p>6,884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045" calcext:value-type="float">
            <text:p>1,045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077" calcext:value-type="float">
            <text:p>1,077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29" calcext:value-type="float">
            <text:p>3,62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200" calcext:value-type="float">
            <text:p>1,20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22" calcext:value-type="float">
            <text:p>3,822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8" calcext:value-type="float">
            <text:p>1,698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248" calcext:value-type="float">
            <text:p>3,24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8" calcext:value-type="float">
            <text:p>1,69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74" calcext:value-type="float">
            <text:p>57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626" calcext:value-type="float">
            <text:p>62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832" calcext:value-type="float">
            <text:p>10,832</text:p>
          </table:table-cell>
          <table:table-cell table:style-name="ce26" office:value-type="float" office:value="636" calcext:value-type="float">
            <text:p>636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2230" calcext:value-type="float">
            <text:p>2,230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46" calcext:value-type="float">
            <text:p>6,346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139" calcext:value-type="float">
            <text:p>9,139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479" calcext:value-type="float">
            <text:p>1,479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46" calcext:value-type="float">
            <text:p>6,34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693" calcext:value-type="float">
            <text:p>1,69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78" calcext:value-type="float">
            <text:p>4,978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069" calcext:value-type="float">
            <text:p>1,069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75" calcext:value-type="float">
            <text:p>2,875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78" calcext:value-type="float">
            <text:p>4,178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685" calcext:value-type="float">
            <text:p>685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75" calcext:value-type="float">
            <text:p>2,87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800" calcext:value-type="float">
            <text:p>80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854" calcext:value-type="float">
            <text:p>5,854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74" calcext:value-type="float">
            <text:p>174</text:p>
          </table:table-cell>
          <table:table-cell table:number-columns-repeated="2" table:style-name="ce28" office:value-type="float" office:value="113" calcext:value-type="float">
            <text:p>11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893" calcext:value-type="float">
            <text:p>89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128" calcext:value-type="float">
            <text:p>6,128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66" calcext:value-type="float">
            <text:p>3,566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212" calcext:value-type="float">
            <text:p>5,21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502" calcext:value-type="float">
            <text:p>502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66" calcext:value-type="float">
            <text:p>3,56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916" calcext:value-type="float">
            <text:p>91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881" calcext:value-type="float">
            <text:p>2,881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7" calcext:value-type="float">
            <text:p>1,667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383" calcext:value-type="float">
            <text:p>2,383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7" calcext:value-type="float">
            <text:p>1,66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498" calcext:value-type="float">
            <text:p>49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247" calcext:value-type="float">
            <text:p>3,24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418" calcext:value-type="float">
            <text:p>41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278" calcext:value-type="float">
            <text:p>9,278</text:p>
          </table:table-cell>
          <table:table-cell table:style-name="ce26" office:value-type="float" office:value="636" calcext:value-type="float">
            <text:p>636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27" calcext:value-type="float">
            <text:p>1,227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89" calcext:value-type="float">
            <text:p>5,989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757" calcext:value-type="float">
            <text:p>8,757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613" calcext:value-type="float">
            <text:p>6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05" calcext:value-type="float">
            <text:p>1,10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89" calcext:value-type="float">
            <text:p>5,98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521" calcext:value-type="float">
            <text:p>521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81" calcext:value-type="float">
            <text:p>4,281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61" calcext:value-type="float">
            <text:p>2,761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63" calcext:value-type="float">
            <text:p>4,06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4" calcext:value-type="float">
            <text:p>534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61" calcext:value-type="float">
            <text:p>2,76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218" calcext:value-type="float">
            <text:p>21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94" calcext:value-type="float">
            <text:p>4,69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303" calcext:value-type="float">
            <text:p>30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9344" calcext:value-type="float">
            <text:p><text:s text:c="3"/>19,344</text:p>
          </table:table-cell>
          <table:table-cell table:style-name="ce29" office:value-type="float" office:value="1071" calcext:value-type="float">
            <text:p><text:s text:c="3"/>1,071</text:p>
          </table:table-cell>
          <table:table-cell table:style-name="ce29" office:value-type="float" office:value="1583" calcext:value-type="float">
            <text:p><text:s text:c="3"/>1,583</text:p>
          </table:table-cell>
          <table:table-cell table:style-name="ce29" office:value-type="float" office:value="867" calcext:value-type="float">
            <text:p><text:s text:c="3"/>867</text:p>
          </table:table-cell>
          <table:table-cell table:style-name="ce29" office:value-type="float" office:value="1077" calcext:value-type="float">
            <text:p><text:s text:c="3"/>1,077</text:p>
          </table:table-cell>
          <table:table-cell table:style-name="ce29" office:value-type="float" office:value="1479" calcext:value-type="float">
            <text:p><text:s text:c="3"/>1,479</text:p>
          </table:table-cell>
          <table:table-cell table:style-name="ce29" office:value-type="float" office:value="502" calcext:value-type="float">
            <text:p><text:s text:c="3"/>502</text:p>
          </table:table-cell>
          <table:table-cell table:style-name="ce29" office:value-type="float" office:value="1105" calcext:value-type="float">
            <text:p><text:s text:c="3"/>1,10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2" calcext:value-type="float">
            <text:p><text:s text:c="3"/>10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556" calcext:value-type="float">
            <text:p><text:s text:c="3"/>3,556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242" calcext:value-type="float">
            <text:p><text:s text:c="3"/>242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9" office:value-type="float" office:value="19364" calcext:value-type="float">
            <text:p><text:s text:c="3"/>19,364</text:p>
          </table:table-cell>
          <table:table-cell table:style-name="ce29" office:value-type="float" office:value="179" calcext:value-type="float">
            <text:p><text:s text:c="3"/>179</text:p>
          </table:table-cell>
          <table:table-cell table:style-name="ce29" office:value-type="float" office:value="1544" calcext:value-type="float">
            <text:p><text:s text:c="3"/>1,544</text:p>
          </table:table-cell>
          <table:table-cell table:style-name="ce29" office:value-type="float" office:value="875" calcext:value-type="float">
            <text:p><text:s text:c="3"/>875</text:p>
          </table:table-cell>
          <table:table-cell table:style-name="ce29" office:value-type="float" office:value="1112" calcext:value-type="float">
            <text:p><text:s text:c="3"/>1,112</text:p>
          </table:table-cell>
          <table:table-cell table:style-name="ce29" office:value-type="float" office:value="2230" calcext:value-type="float">
            <text:p><text:s text:c="3"/>2,230</text:p>
          </table:table-cell>
          <table:table-cell table:style-name="ce29" office:value-type="float" office:value="781" calcext:value-type="float">
            <text:p><text:s text:c="3"/>781</text:p>
          </table:table-cell>
          <table:table-cell table:style-name="ce29" office:value-type="float" office:value="1227" calcext:value-type="float">
            <text:p><text:s text:c="3"/>1,22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6" calcext:value-type="float">
            <text:p><text:s text:c="3"/>9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556" calcext:value-type="float">
            <text:p><text:s text:c="3"/>3,556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042" calcext:value-type="float">
            <text:p><text:s text:c="3"/>9,042</text:p>
          </table:table-cell>
          <table:table-cell table:style-name="ce30" office:value-type="float" office:value="541" calcext:value-type="float">
            <text:p><text:s text:c="3"/>541</text:p>
          </table:table-cell>
          <table:table-cell table:style-name="ce30" office:value-type="float" office:value="768" calcext:value-type="float">
            <text:p><text:s text:c="3"/>768</text:p>
          </table:table-cell>
          <table:table-cell table:style-name="ce30" office:value-type="float" office:value="436" calcext:value-type="float">
            <text:p><text:s text:c="3"/>436</text:p>
          </table:table-cell>
          <table:table-cell table:style-name="ce30" office:value-type="float" office:value="545" calcext:value-type="float">
            <text:p><text:s text:c="3"/>545</text:p>
          </table:table-cell>
          <table:table-cell table:style-name="ce30" office:value-type="float" office:value="685" calcext:value-type="float">
            <text:p><text:s text:c="3"/>685</text:p>
          </table:table-cell>
          <table:table-cell table:style-name="ce30" office:value-type="float" office:value="226" calcext:value-type="float">
            <text:p><text:s text:c="3"/>226</text:p>
          </table:table-cell>
          <table:table-cell table:style-name="ce30" office:value-type="float" office:value="534" calcext:value-type="float">
            <text:p><text:s text:c="3"/>53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8" calcext:value-type="float">
            <text:p><text:s text:c="3"/>5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11" calcext:value-type="float">
            <text:p><text:s text:c="3"/>1,611</text:p>
          </table:table-cell>
          <table:table-cell table:style-name="ce30" office:value-type="float" office:value="3563" calcext:value-type="float">
            <text:p><text:s text:c="3"/>3,563</text:p>
          </table:table-cell>
          <table:table-cell table:style-name="ce30" office:value-type="float" office:value="73" calcext:value-type="float">
            <text:p><text:s text:c="3"/>73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9009" calcext:value-type="float">
            <text:p><text:s text:c="3"/>9,009</text:p>
          </table:table-cell>
          <table:table-cell table:style-name="ce30" office:value-type="float" office:value="75" calcext:value-type="float">
            <text:p><text:s text:c="3"/>75</text:p>
          </table:table-cell>
          <table:table-cell table:style-name="ce30" office:value-type="float" office:value="735" calcext:value-type="float">
            <text:p><text:s text:c="3"/>735</text:p>
          </table:table-cell>
          <table:table-cell table:style-name="ce30" office:value-type="float" office:value="401" calcext:value-type="float">
            <text:p><text:s text:c="3"/>401</text:p>
          </table:table-cell>
          <table:table-cell table:style-name="ce30" office:value-type="float" office:value="538" calcext:value-type="float">
            <text:p><text:s text:c="3"/>538</text:p>
          </table:table-cell>
          <table:table-cell table:style-name="ce30" office:value-type="float" office:value="1069" calcext:value-type="float">
            <text:p><text:s text:c="3"/>1,069</text:p>
          </table:table-cell>
          <table:table-cell table:style-name="ce30" office:value-type="float" office:value="367" calcext:value-type="float">
            <text:p><text:s text:c="3"/>367</text:p>
          </table:table-cell>
          <table:table-cell table:style-name="ce30" office:value-type="float" office:value="587" calcext:value-type="float">
            <text:p><text:s text:c="3"/>58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11" calcext:value-type="float">
            <text:p><text:s text:c="3"/>1,611</text:p>
          </table:table-cell>
          <table:table-cell table:style-name="ce30" office:value-type="float" office:value="3563" calcext:value-type="float">
            <text:p><text:s text:c="3"/>3,563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33" calcext:value-type="float">
            <text:p>3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0302" calcext:value-type="float">
            <text:p><text:s text:c="3"/>10,302</text:p>
          </table:table-cell>
          <table:table-cell table:style-name="ce31" office:value-type="float" office:value="530" calcext:value-type="float">
            <text:p><text:s text:c="3"/>530</text:p>
          </table:table-cell>
          <table:table-cell table:style-name="ce31" office:value-type="float" office:value="815" calcext:value-type="float">
            <text:p><text:s text:c="3"/>815</text:p>
          </table:table-cell>
          <table:table-cell table:style-name="ce31" office:value-type="float" office:value="431" calcext:value-type="float">
            <text:p><text:s text:c="3"/>431</text:p>
          </table:table-cell>
          <table:table-cell table:style-name="ce31" office:value-type="float" office:value="532" calcext:value-type="float">
            <text:p><text:s text:c="3"/>532</text:p>
          </table:table-cell>
          <table:table-cell table:style-name="ce31" office:value-type="float" office:value="794" calcext:value-type="float">
            <text:p><text:s text:c="3"/>794</text:p>
          </table:table-cell>
          <table:table-cell table:style-name="ce31" office:value-type="float" office:value="276" calcext:value-type="float">
            <text:p><text:s text:c="3"/>276</text:p>
          </table:table-cell>
          <table:table-cell table:style-name="ce31" office:value-type="float" office:value="571" calcext:value-type="float">
            <text:p><text:s text:c="3"/>57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45" calcext:value-type="float">
            <text:p><text:s text:c="3"/>1,945</text:p>
          </table:table-cell>
          <table:table-cell table:style-name="ce31" office:value-type="float" office:value="4192" calcext:value-type="float">
            <text:p><text:s text:c="3"/>4,192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0355" calcext:value-type="float">
            <text:p><text:s text:c="3"/>10,355</text:p>
          </table:table-cell>
          <table:table-cell table:style-name="ce31" office:value-type="float" office:value="104" calcext:value-type="float">
            <text:p><text:s text:c="3"/>104</text:p>
          </table:table-cell>
          <table:table-cell table:style-name="ce31" office:value-type="float" office:value="809" calcext:value-type="float">
            <text:p><text:s text:c="3"/>809</text:p>
          </table:table-cell>
          <table:table-cell table:style-name="ce31" office:value-type="float" office:value="474" calcext:value-type="float">
            <text:p><text:s text:c="3"/>474</text:p>
          </table:table-cell>
          <table:table-cell table:style-name="ce31" office:value-type="float" office:value="574" calcext:value-type="float">
            <text:p><text:s text:c="3"/>574</text:p>
          </table:table-cell>
          <table:table-cell table:style-name="ce31" office:value-type="float" office:value="1161" calcext:value-type="float">
            <text:p><text:s text:c="3"/>1,161</text:p>
          </table:table-cell>
          <table:table-cell table:style-name="ce31" office:value-type="float" office:value="414" calcext:value-type="float">
            <text:p><text:s text:c="3"/>414</text:p>
          </table:table-cell>
          <table:table-cell table:style-name="ce31" office:value-type="float" office:value="640" calcext:value-type="float">
            <text:p><text:s text:c="3"/>64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45" calcext:value-type="float">
            <text:p><text:s text:c="3"/>1,945</text:p>
          </table:table-cell>
          <table:table-cell table:style-name="ce31" office:value-type="float" office:value="4192" calcext:value-type="float">
            <text:p><text:s text:c="3"/>4,192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53" calcext:value-type="float">
            <text:p><text:s/>－5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61" calcext:value-type="float">
            <text:p>6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54" calcext:value-type="float">
            <text:p>3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60" calcext:value-type="float">
            <text:p>6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84" calcext:value-type="float">
            <text:p>2,08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475" calcext:value-type="float">
            <text:p>47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91" calcext:value-type="float">
            <text:p>29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88" calcext:value-type="float">
            <text:p>28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87" calcext:value-type="float">
            <text:p>18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19" calcext:value-type="float">
            <text:p>1,21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467" calcext:value-type="float">
            <text:p>46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2" calcext:value-type="float">
            <text:p>12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11" calcext:value-type="float">
            <text:p>2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1" calcext:value-type="float">
            <text:p>9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256" calcext:value-type="float">
            <text:p>2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1" calcext:value-type="float">
            <text:p>3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02" calcext:value-type="float">
            <text:p>2,402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294" calcext:value-type="float">
            <text:p>3,29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892" calcext:value-type="float">
            <text:p><text:s/>－89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362" calcext:value-type="float">
            <text:p><text:s/>－36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762" calcext:value-type="float">
            <text:p>76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30" calcext:value-type="float">
            <text:p><text:s/>－53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25" calcext:value-type="float">
            <text:p>1,12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5" calcext:value-type="float">
            <text:p>1,24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423" calcext:value-type="float">
            <text:p>4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0" calcext:value-type="float">
            <text:p><text:s/>－12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99" calcext:value-type="float">
            <text:p>19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7" calcext:value-type="float">
            <text:p><text:s/>－2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224" calcext:value-type="float">
            <text:p>22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3" calcext:value-type="float">
            <text:p><text:s/>－9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99" calcext:value-type="float">
            <text:p>1,79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08" calcext:value-type="float">
            <text:p>1,60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573" calcext:value-type="float">
            <text:p>57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91" calcext:value-type="float">
            <text:p>19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257" calcext:value-type="float">
            <text:p>25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56" calcext:value-type="float">
            <text:p>1,05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316" calcext:value-type="float">
            <text:p>3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196" calcext:value-type="float">
            <text:p>196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307" calcext:value-type="float">
            <text:p>3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54" calcext:value-type="float">
            <text:p>1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53" calcext:value-type="float">
            <text:p>15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954" calcext:value-type="float">
            <text:p>95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85" calcext:value-type="float">
            <text:p><text:s/>－8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56" calcext:value-type="float">
            <text:p><text:s/>－5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86" calcext:value-type="float">
            <text:p>1,08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15" calcext:value-type="float">
            <text:p>1,1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88" calcext:value-type="float">
            <text:p>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12" calcext:value-type="float">
            <text:p>1,01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08" calcext:value-type="float">
            <text:p>30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09" calcext:value-type="float">
            <text:p>10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" calcext:value-type="float">
            <text:p>1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21" calcext:value-type="float">
            <text:p>2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04" calcext:value-type="float">
            <text:p>1,30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81" calcext:value-type="float">
            <text:p>8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1" calcext:value-type="float">
            <text:p>26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1" calcext:value-type="float">
            <text:p>3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50" calcext:value-type="float">
            <text:p>5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00" calcext:value-type="float">
            <text:p>1,70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18" calcext:value-type="float">
            <text:p>1,5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589" calcext:value-type="float">
            <text:p>5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82" calcext:value-type="float">
            <text:p>18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2" table:style-name="ce33" office:value-type="float" office:value="51" calcext:value-type="float">
            <text:p>5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253" calcext:value-type="float">
            <text:p>2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7" calcext:value-type="float">
            <text:p>12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2"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36" calcext:value-type="float">
            <text:p>33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5" calcext:value-type="float">
            <text:p>5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270" calcext:value-type="float">
            <text:p>2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3" calcext:value-type="float">
            <text:p>7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3"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9" calcext:value-type="float">
            <text:p>1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4" calcext:value-type="float">
            <text:p>2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51" calcext:value-type="float">
            <text:p>15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9" calcext:value-type="float">
            <text:p>4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58" calcext:value-type="float">
            <text:p>658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96" calcext:value-type="float">
            <text:p>9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102" calcext:value-type="float">
            <text:p>10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88" calcext:value-type="float">
            <text:p>18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8" calcext:value-type="float">
            <text:p>9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8" calcext:value-type="float">
            <text:p>9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32" calcext:value-type="float">
            <text:p><text:s/>－3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8" calcext:value-type="float">
            <text:p>17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8" calcext:value-type="float">
            <text:p>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3" calcext:value-type="float">
            <text:p><text:s/>－3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